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60"/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R in Ohm</text:p>
          </table:table-cell>
          <table:table-cell office:value-type="string" calcext:value-type="string">
            <text:p>sR in Ohm</text:p>
          </table:table-cell>
          <table:table-cell office:value-type="string" calcext:value-type="string">
            <text:p>U in V</text:p>
          </table:table-cell>
          <table:table-cell office:value-type="string" calcext:value-type="string">
            <text:p>sU in V</text:p>
          </table:table-cell>
          <table:table-cell table:style-name="Default" office:value-type="string" calcext:value-type="string">
            <text:p>p in C*nm</text:p>
          </table:table-cell>
          <table:table-cell table:style-name="Default" office:value-type="string" calcext:value-type="string">
            <text:p>sp in C*nm</text:p>
          </table:table-cell>
          <table:table-cell table:style-name="Default" office:value-type="string" calcext:value-type="string">
            <text:p>B in nT</text:p>
          </table:table-cell>
          <table:table-cell table:style-name="Default" office:value-type="string" calcext:value-type="string">
            <text:p>sB in nT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1.47" calcext:value-type="float">
            <text:p>51,47</text:p>
          </table:table-cell>
          <table:table-cell office:value-type="float" office:value="0.05" calcext:value-type="float">
            <text:p>0,05</text:p>
          </table:table-cell>
          <table:table-cell office:value-type="float" office:value="2.32" calcext:value-type="float">
            <text:p>2,32</text:p>
          </table:table-cell>
          <table:table-cell table:formula="of:=[.D2]*0.02+0.01" office:value-type="float" office:value="0.0564" calcext:value-type="float">
            <text:p>0,0564</text:p>
          </table:table-cell>
          <table:table-cell table:style-name="ce1" office:value-type="float" office:value="0.000000592184" calcext:value-type="float">
            <text:p>5,92E-007</text:p>
          </table:table-cell>
          <table:table-cell office:value-type="float" office:value="0.0000000317305" calcext:value-type="float">
            <text:p>3,17E-008</text:p>
          </table:table-cell>
          <table:table-cell office:value-type="float" office:value="0.00000000329568" calcext:value-type="float">
            <text:p>3,30E-009</text:p>
          </table:table-cell>
          <table:table-cell office:value-type="float" office:value="0.000000000916005" calcext:value-type="float">
            <text:p>9,16E-010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0.8" calcext:value-type="float">
            <text:p>100,8</text:p>
          </table:table-cell>
          <table:table-cell office:value-type="float" office:value="0.1" calcext:value-type="float">
            <text:p>0,1</text:p>
          </table:table-cell>
          <table:table-cell office:value-type="float" office:value="2.22" calcext:value-type="float">
            <text:p>2,22</text:p>
          </table:table-cell>
          <table:table-cell table:formula="of:=[.D3]*0.02+0.01" office:value-type="float" office:value="0.0544" calcext:value-type="float">
            <text:p>0,0544</text:p>
          </table:table-cell>
          <table:table-cell office:value-type="float" office:value="0.000000305127" calcext:value-type="float">
            <text:p>3,05E-007</text:p>
          </table:table-cell>
          <table:table-cell office:value-type="float" office:value="0.0000000163436" calcext:value-type="float">
            <text:p>1,63E-008</text:p>
          </table:table-cell>
          <table:table-cell office:value-type="float" office:value="0.00000000169812" calcext:value-type="float">
            <text:p>1,70E-009</text:p>
          </table:table-cell>
          <table:table-cell office:value-type="float" office:value="0.000000000471972" calcext:value-type="float">
            <text:p>4,72E-010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300.8" calcext:value-type="float">
            <text:p>300,8</text:p>
          </table:table-cell>
          <table:table-cell office:value-type="float" office:value="0.3" calcext:value-type="float">
            <text:p>0,3</text:p>
          </table:table-cell>
          <table:table-cell office:value-type="float" office:value="2.3" calcext:value-type="float">
            <text:p>2,3</text:p>
          </table:table-cell>
          <table:table-cell table:formula="of:=[.D4]*0.02+0.01" office:value-type="float" office:value="0.056" calcext:value-type="float">
            <text:p>0,056</text:p>
          </table:table-cell>
          <table:table-cell office:value-type="float" office:value="0.000000105935" calcext:value-type="float">
            <text:p>1,06E-007</text:p>
          </table:table-cell>
          <table:table-cell office:value-type="float" office:value="0.00000000566666" calcext:value-type="float">
            <text:p>5,67E-009</text:p>
          </table:table-cell>
          <table:table-cell office:value-type="float" office:value="0.000000000589558" calcext:value-type="float">
            <text:p>5,90E-010</text:p>
          </table:table-cell>
          <table:table-cell office:value-type="float" office:value="0.000000000163852" calcext:value-type="float">
            <text:p>1,64E-010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510.6" calcext:value-type="float">
            <text:p>510,6</text:p>
          </table:table-cell>
          <table:table-cell office:value-type="float" office:value="0.5" calcext:value-type="float">
            <text:p>0,5</text:p>
          </table:table-cell>
          <table:table-cell office:value-type="float" office:value="2.33" calcext:value-type="float">
            <text:p>2,33</text:p>
          </table:table-cell>
          <table:table-cell table:formula="of:=[.D5]*0.02+0.01" office:value-type="float" office:value="0.0566" calcext:value-type="float">
            <text:p>0,0566</text:p>
          </table:table-cell>
          <table:table-cell office:value-type="float" office:value="0.0000000632213" calcext:value-type="float">
            <text:p>6,32E-008</text:p>
          </table:table-cell>
          <table:table-cell office:value-type="float" office:value="0.00000000338022" calcext:value-type="float">
            <text:p>3,38E-009</text:p>
          </table:table-cell>
          <table:table-cell office:value-type="float" office:value="0.000000000351845" calcext:value-type="float">
            <text:p>3,52E-010</text:p>
          </table:table-cell>
          <table:table-cell office:value-type="float" office:value="0.0000000000977844" calcext:value-type="float">
            <text:p>9,78E-011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,35</text:p>
          </table:table-cell>
          <table:table-cell table:formula="of:=[.D6]*0.02+0.01" office:value-type="float" office:value="0.057" calcext:value-type="float">
            <text:p>0,057</text:p>
          </table:table-cell>
          <table:table-cell office:value-type="float" office:value="0.0000000325579" calcext:value-type="float">
            <text:p>3,26E-008</text:p>
          </table:table-cell>
          <table:table-cell office:value-type="float" office:value="0.00000000174022" calcext:value-type="float">
            <text:p>1,74E-009</text:p>
          </table:table-cell>
          <table:table-cell office:value-type="float" office:value="0.000000000181194" calcext:value-type="float">
            <text:p>1,81E-010</text:p>
          </table:table-cell>
          <table:table-cell office:value-type="float" office:value="0.0000000000503567" calcext:value-type="float">
            <text:p>5,04E-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9:54:32.493000000</meta:creation-date>
    <dc:date>2013-10-29T20:51:28.215000000</dc:date>
    <meta:editing-duration>PT11M24S</meta:editing-duration>
    <meta:editing-cycles>1</meta:editing-cycles>
    <meta:document-statistic meta:table-count="1" meta:cell-count="54" meta:object-count="0"/>
    <meta:generator>LibreOffice/4.1.1.2$Windows_x86 LibreOffice_project/7e4286b58adc75a14f6d83f53a03b6c11fa2903</meta:generator>
  </office:meta>
</office:document-meta>
</file>